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272cm" fo:margin-left="-0.191cm" fo:margin-top="0cm" fo:margin-bottom="0cm" table:align="left" style:writing-mode="lr-tb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2.409cm"/>
    </style:style>
    <style:style style:name="Таблица1.H" style:family="table-column">
      <style:table-column-properties style:column-width="2.4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9.272cm" fo:margin-left="-0.191cm" fo:margin-top="0cm" fo:margin-bottom="0cm" table:align="left" style:writing-mode="lr-tb"/>
    </style:style>
    <style:style style:name="Таблица3.A" style:family="table-column">
      <style:table-column-properties style:column-width="2.408cm"/>
    </style:style>
    <style:style style:name="Таблица3.B" style:family="table-column">
      <style:table-column-properties style:column-width="2.409cm"/>
    </style:style>
    <style:style style:name="Таблица3.H" style:family="table-column">
      <style:table-column-properties style:column-width="2.4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1" style:family="table-cell">
      <style:table-cell-properties fo:background-color="#b8c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" style:family="table">
      <style:table-properties style:width="19.272cm" fo:margin-left="-0.191cm" fo:margin-top="0cm" fo:margin-bottom="0cm" table:align="left" style:writing-mode="lr-tb"/>
    </style:style>
    <style:style style:name="Таблица2.A" style:family="table-column">
      <style:table-column-properties style:column-width="2.408cm"/>
    </style:style>
    <style:style style:name="Таблица2.B" style:family="table-column">
      <style:table-column-properties style:column-width="2.409cm"/>
    </style:style>
    <style:style style:name="Таблица2.H" style:family="table-column">
      <style:table-column-properties style:column-width="2.40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>
        <style:tab-stops>
          <style:tab-stop style:position="1.27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HTML_20_Preformatted">
      <style:paragraph-properties style:line-height-at-least="0.43cm"/>
    </style:style>
    <style:style style:name="P4" style:family="paragraph" style:parent-style-name="HTML_20_Preformatted">
      <style:paragraph-properties style:line-height-at-least="0.43cm"/>
      <style:text-properties fo:color="#333333" loext:opacity="100%" fo:language="en" fo:country="US"/>
    </style:style>
    <style:style style:name="P5" style:family="paragraph" style:parent-style-name="HTML_20_Preformatted">
      <style:paragraph-properties style:line-height-at-least="0.43cm"/>
      <style:text-properties fo:color="#333333" loext:opacity="100%"/>
    </style:style>
    <style:style style:name="P6" style:family="paragraph" style:parent-style-name="Heading_20_1">
      <style:paragraph-properties fo:margin-left="0cm" fo:margin-right="2.378cm"/>
    </style:style>
    <style:style style:name="P7" style:family="paragraph" style:parent-style-name="Standard">
      <style:paragraph-properties fo:margin-left="2.383cm" fo:margin-right="2.378cm" fo:line-height="0.568cm" fo:text-align="center" style:justify-single-word="false"/>
    </style:style>
    <style:style style:name="P8" style:family="paragraph" style:parent-style-name="Standard">
      <style:paragraph-properties fo:margin-left="2.376cm" fo:margin-right="2.378cm" fo:text-align="center" style:justify-single-word="false"/>
    </style:style>
    <style:style style:name="P9" style:family="paragraph" style:parent-style-name="Standard">
      <style:paragraph-properties fo:margin-left="13.201cm" fo:text-align="end" style:justify-single-word="false" fo:text-indent="1.889cm" style:auto-text-indent="false"/>
    </style:style>
    <style:style style:name="P10" style:family="paragraph" style:parent-style-name="Standard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>
        <style:tab-stops>
          <style:tab-stop style:position="1.27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106b91" officeooo:paragraph-rsid="00106b91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106d5b" officeooo:paragraph-rsid="00106d5b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>
        <style:tab-stops>
          <style:tab-stop style:position="1.27cm"/>
        </style:tab-stops>
      </style:paragraph-properties>
      <style:text-properties fo:font-size="11pt" officeooo:rsid="00106d5b" officeooo:paragraph-rsid="00106d5b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officeooo:rsid="00106d5b" officeooo:paragraph-rsid="0010e3e1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rsid="00106d5b" officeooo:paragraph-rsid="00106d5b"/>
    </style:style>
    <style:style style:name="P20" style:family="paragraph" style:parent-style-name="Standard">
      <style:text-properties officeooo:paragraph-rsid="0010e3e1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c9211e" loext:opacity="100%"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c9211e" loext:opacity="100%" fo:font-size="11pt" officeooo:rsid="00106b91" officeooo:paragraph-rsid="00106b91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c9211e" loext:opacity="100%" fo:font-size="11pt" officeooo:rsid="00106d5b" officeooo:paragraph-rsid="00106d5b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ext_20_body" style:master-page-name="Standard">
      <style:paragraph-properties fo:margin-left="7.16cm" fo:margin-right="7.153cm" fo:margin-top="0.108cm" fo:margin-bottom="0cm" style:contextual-spacing="false" fo:text-align="center" style:justify-single-word="false" fo:text-indent="-0.002cm" style:auto-text-indent="false" style:page-number="auto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margin-left="7.396cm" fo:margin-right="7.391cm" fo:margin-top="0.446cm" fo:margin-bottom="0cm" style:contextual-spacing="false" fo:text-align="center" style:justify-single-word="false"/>
    </style:style>
    <style:style style:name="P27" style:family="paragraph" style:parent-style-name="Text_20_body">
      <style:text-properties fo:font-size="15pt" style:font-size-asian="15pt"/>
    </style:style>
    <style:style style:name="P28" style:family="paragraph" style:parent-style-name="Text_20_body">
      <style:text-properties fo:font-size="15pt" fo:font-weight="bold" style:font-size-asian="15pt" style:font-weight-asian="bold"/>
    </style:style>
    <style:style style:name="P29" style:family="paragraph" style:parent-style-name="Text_20_body">
      <style:paragraph-properties fo:margin-top="0.004cm" fo:margin-bottom="0cm" style:contextual-spacing="false"/>
      <style:text-properties fo:font-size="22pt" style:font-size-asian="22pt"/>
    </style:style>
    <style:style style:name="P30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3.5pt" fo:font-weight="bold" style:font-size-asian="13.5pt" style:font-weight-asian="bold"/>
    </style:style>
    <style:style style:name="P31" style:family="paragraph" style:parent-style-name="Text_20_body">
      <style:paragraph-properties fo:margin-left="11.647cm" fo:margin-right="0.199cm" fo:margin-top="0.406cm" fo:margin-bottom="0cm" style:contextual-spacing="false" fo:text-align="end" style:justify-single-word="false" fo:text-indent="4.493cm" style:auto-text-indent="false"/>
    </style:style>
    <style:style style:name="P32" style:family="paragraph" style:parent-style-name="Text_20_body">
      <style:paragraph-properties fo:margin-left="13.201cm" fo:text-align="end" style:justify-single-word="false"/>
    </style:style>
    <style:style style:name="P33" style:family="paragraph" style:parent-style-name="Text_20_body">
      <style:paragraph-properties fo:margin-top="0.002cm" fo:margin-bottom="0cm" style:contextual-spacing="false"/>
    </style:style>
    <style:style style:name="T1" style:family="text">
      <style:text-properties fo:letter-spacing="-0.021cm"/>
    </style:style>
    <style:style style:name="T2" style:family="text">
      <style:text-properties fo:letter-spacing="-0.019cm"/>
    </style:style>
    <style:style style:name="T3" style:family="text">
      <style:text-properties fo:letter-spacing="-0.023cm"/>
    </style:style>
    <style:style style:name="T4" style:family="text">
      <style:text-properties fo:font-size="15pt" style:font-size-asian="15pt"/>
    </style:style>
    <style:style style:name="T5" style:family="text">
      <style:text-properties fo:font-size="15pt" fo:font-weight="bold" style:font-size-asian="15pt" style:font-weight-asian="bold"/>
    </style:style>
    <style:style style:name="T6" style:family="text">
      <style:text-properties fo:font-size="22pt" style:font-size-asian="22pt"/>
    </style:style>
    <style:style style:name="T7" style:family="text">
      <style:text-properties style:font-name="Times New Roman" fo:font-size="14pt" fo:font-weight="bold" style:font-size-asian="14pt" style:font-weight-asian="bold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etter-spacing="-0.021cm" fo:font-weight="bold" style:font-size-asian="14pt" style:font-weight-asian="bold"/>
    </style:style>
    <style:style style:name="T10" style:family="text">
      <style:text-properties style:font-name="Times New Roman" fo:font-size="14pt" fo:letter-spacing="-0.019cm" fo:font-weight="bold" style:font-size-asian="14pt" style:font-weight-asian="bold"/>
    </style:style>
    <style:style style:name="T11" style:family="text">
      <style:text-properties style:font-name="Times New Roman" fo:font-size="14pt" fo:letter-spacing="-0.009cm" fo:font-weight="bold" style:font-size-asian="14pt" style:font-weight-asian="bold"/>
    </style:style>
    <style:style style:name="T12" style:family="text">
      <style:text-properties style:font-name="Times New Roman" fo:font-size="14pt" fo:letter-spacing="-0.018cm" fo:font-weight="bold" style:font-size-asian="14pt" style:font-weight-asian="bold"/>
    </style:style>
    <style:style style:name="T13" style:family="text">
      <style:text-properties style:font-name="Times New Roman" fo:font-size="14pt" fo:letter-spacing="-0.004cm" fo:font-weight="bold" style:font-size-asian="14pt" style:font-weight-asian="bold"/>
    </style:style>
    <style:style style:name="T1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106b91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officeooo:rsid="00106d5b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officeooo:rsid="0010e3e1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10e3e1" style:font-name-asian="Times New Roman1" style:font-size-asian="14pt" style:font-name-complex="Times New Roman1" style:font-size-complex="14pt"/>
    </style:style>
    <style:style style:name="T21" style:family="text">
      <style:text-properties fo:font-size="13.5pt" fo:font-weight="bold" style:font-size-asian="13.5pt" style:font-weight-asian="bold"/>
    </style:style>
    <style:style style:name="T22" style:family="text">
      <style:text-properties fo:letter-spacing="-0.004cm" fo:font-weight="bold" style:font-name-asian="Courier New1" style:font-weight-asian="bold" style:font-name-complex="Courier New1" style:font-size-complex="11pt"/>
    </style:style>
    <style:style style:name="T23" style:family="text">
      <style:text-properties fo:letter-spacing="-0.004cm" fo:font-weight="bold" style:font-weight-asian="bold"/>
    </style:style>
    <style:style style:name="T24" style:family="text">
      <style:text-properties fo:letter-spacing="-0.004cm" fo:font-weight="normal" officeooo:rsid="00106b91" style:font-weight-asian="normal" style:font-weight-complex="normal"/>
    </style:style>
    <style:style style:name="T25" style:family="text">
      <style:text-properties fo:letter-spacing="-0.032cm"/>
    </style:style>
    <style:style style:name="T26" style:family="text">
      <style:text-properties style:text-position="sub 58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7" style:family="text">
      <style:text-properties style:text-position="sub 58%"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style:text-position="super 58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9" style:family="text">
      <style:text-properties fo:color="#ff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0" style:family="text">
      <style:text-properties fo:language="en" fo:country="US"/>
    </style:style>
    <style:style style:name="T31" style:family="text">
      <style:text-properties fo:color="#008800" loext:opacity="100%" fo:language="en" fo:country="US" fo:font-weight="bold" style:font-weight-asian="bold" style:font-weight-complex="bold"/>
    </style:style>
    <style:style style:name="T32" style:family="text">
      <style:text-properties fo:color="#008800" loext:opacity="100%" fo:font-weight="bold" style:font-weight-asian="bold" style:font-weight-complex="bold"/>
    </style:style>
    <style:style style:name="T33" style:family="text">
      <style:text-properties fo:color="#333333" loext:opacity="100%" fo:language="en" fo:country="US"/>
    </style:style>
    <style:style style:name="T34" style:family="text">
      <style:text-properties fo:color="#333333" loext:opacity="100%" fo:language="en" fo:country="US" fo:background-color="#fff0f0" loext:char-shading-value="0"/>
    </style:style>
    <style:style style:name="T35" style:family="text">
      <style:text-properties fo:color="#333333" loext:opacity="100%"/>
    </style:style>
    <style:style style:name="T36" style:family="text">
      <style:text-properties fo:color="#0e84b5" loext:opacity="100%" fo:language="en" fo:country="US" fo:font-weight="bold" style:font-weight-asian="bold" style:font-weight-complex="bold"/>
    </style:style>
    <style:style style:name="T37" style:family="text">
      <style:text-properties fo:color="#007020" loext:opacity="100%" fo:language="en" fo:country="US"/>
    </style:style>
    <style:style style:name="T38" style:family="text">
      <style:text-properties fo:color="#007020" loext:opacity="100%"/>
    </style:style>
    <style:style style:name="T39" style:family="text">
      <style:text-properties fo:color="#0066bb" loext:opacity="100%" fo:language="en" fo:country="US" fo:font-weight="bold" style:font-weight-asian="bold" style:font-weight-complex="bold"/>
    </style:style>
    <style:style style:name="T40" style:family="text">
      <style:text-properties fo:color="#0000dd" loext:opacity="100%" fo:language="en" fo:country="US" fo:font-weight="bold" style:font-weight-asian="bold" style:font-weight-complex="bold"/>
    </style:style>
    <style:style style:name="T41" style:family="text">
      <style:text-properties fo:color="#0000dd" loext:opacity="100%" fo:font-weight="bold" style:font-weight-asian="bold" style:font-weight-complex="bold"/>
    </style:style>
    <style:style style:name="T42" style:family="text">
      <style:text-properties fo:color="#000000" loext:opacity="100%" fo:language="en" fo:country="US" fo:font-weight="bold" style:font-weight-asian="bold" style:font-weight-complex="bold"/>
    </style:style>
    <style:style style:name="T43" style:family="text">
      <style:text-properties fo:color="#000000" loext:opacity="100%" fo:font-weight="bold" style:font-weight-asian="bold" style:font-weight-complex="bold"/>
    </style:style>
    <style:style style:name="T44" style:family="text">
      <style:text-properties fo:color="#666666" loext:opacity="100%" fo:language="en" fo:country="US" fo:font-weight="bold" fo:background-color="#fff0f0" loext:char-shading-value="0" style:font-weight-asian="bold" style:font-weight-complex="bold"/>
    </style:style>
    <style:style style:name="T45" style:family="text">
      <style:text-properties fo:color="#6600ee" loext:opacity="100%" fo:language="en" fo:country="US" fo:font-weight="bold" style:font-weight-asian="bold" style:font-weight-complex="bold"/>
    </style:style>
    <style:style style:name="T46" style:family="text">
      <style:text-properties fo:color="#888888" loext:opacity="100%"/>
    </style:style>
    <style:style style:name="T47" style:family="text">
      <style:text-properties fo:color="#888888" loext:opacity="100%" fo:language="en" fo:country="US"/>
    </style:style>
    <style:style style:name="T48" style:family="text">
      <style:text-properties officeooo:rsid="0011fbbd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>Университет ИТМО МФ<text:span text:style-name="T1"> </text:span>КТиУ,<text:span text:style-name="T2"> </text:span>Ф<text:span text:style-name="T3"> </text:span>ПИиКТ</text:p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9" loext:marker-style-name="T6"/>
        <text:p text:style-name="P7" loext:marker-style-name="T7"><text:span text:style-name="T7">Лабораторная</text:span><text:span text:style-name="T9"> </text:span><text:span text:style-name="T7">работа</text:span><text:span text:style-name="T10"> </text:span><text:span text:style-name="T11">№5</text:span></text:p>
        <text:p text:style-name="P8" loext:marker-style-name="T7"><text:span text:style-name="T7">Дисциплина</text:span><text:span text:style-name="T12"> </text:span><text:span text:style-name="T7">«Вычислительная</text:span><text:span text:style-name="T12"> </text:span><text:span text:style-name="T13">математика»</text:span></text:p>
        <text:p text:style-name="P30" loext:marker-style-name="T21"/>
        <text:p text:style-name="P25" loext:marker-style-name="T5"><text:span text:style-name="T22">Интерполяция функции </text:span></text:p>
        <text:p text:style-name="P28" loext:marker-style-name="T5"/>
        <text:p text:style-name="P28" loext:marker-style-name="T5"/>
        <text:p text:style-name="P31"><text:span text:style-name="T23">Выполнил <text:s text:c="9"/></text:span><text:span text:style-name="T24">Конкин Вадим Вадимович</text:span></text:p>
        <text:p text:style-name="P33"/>
        <text:p text:style-name="P9" loext:marker-style-name="T7"><text:span text:style-name="T13">Преподаватель:</text:span><text:span text:style-name="T13"/></text:p>
        <text:p text:style-name="P32">Машина Екатерина Алексеевна</text:p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7" loext:marker-style-name="T4"/>
        <text:p text:style-name="P26">г.<text:span text:style-name="T25"> </text:span>Санкт-Петербург 2024 г.</text:p>
      </text:section>
      <text:section text:style-name="Sect1" text:name="Раздел1">
        <text:h text:style-name="P6" text:outline-level="1"><text:soft-page-break/>Вычислительная реализация задачи</text:h>
        <text:p text:style-name="P10" loext:marker-style-name="T14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column table:style-name="Таблица1.B" table:number-columns-repeated="4"/>
          <table:table-column table:style-name="Таблица1.H"/>
          <table:table-row table:style-name="Таблица1.1">
            <table:table-cell table:style-name="Таблица1.A1" office:value-type="string">
              <text:p text:style-name="P1" loext:marker-style-name="T14"><text:span text:style-name="T14">x</text:span><text:span text:style-name="T14"/></text:p>
            </table:table-cell>
            <table:table-cell table:style-name="Таблица1.A1" office:value-type="string">
              <text:p text:style-name="P1" loext:marker-style-name="T14"><text:span text:style-name="T15">2</text:span><text:span text:style-name="T14">.10</text:span></text:p>
            </table:table-cell>
            <table:table-cell table:style-name="Таблица1.A1" office:value-type="string">
              <text:p text:style-name="P1" loext:marker-style-name="T14"><text:span text:style-name="T15">2.1</text:span><text:span text:style-name="T14">5</text:span></text:p>
            </table:table-cell>
            <table:table-cell table:style-name="Таблица1.A1" office:value-type="string">
              <text:p text:style-name="P14" loext:marker-style-name="T14"><text:span text:style-name="T14">2.20</text:span></text:p>
            </table:table-cell>
            <table:table-cell table:style-name="Таблица1.A1" office:value-type="string">
              <text:p text:style-name="P14" loext:marker-style-name="T14"><text:span text:style-name="T14">2.25</text:span></text:p>
            </table:table-cell>
            <table:table-cell table:style-name="Таблица1.A1" office:value-type="string">
              <text:p text:style-name="P14" loext:marker-style-name="T14"><text:span text:style-name="T14">2.30</text:span></text:p>
            </table:table-cell>
            <table:table-cell table:style-name="Таблица1.A1" office:value-type="string">
              <text:p text:style-name="P14" loext:marker-style-name="T14"><text:span text:style-name="T14">2.35</text:span></text:p>
            </table:table-cell>
            <table:table-cell table:style-name="Таблица1.A1" office:value-type="string">
              <text:p text:style-name="P1" loext:marker-style-name="T14"><text:span text:style-name="T14">2.</text:span><text:span text:style-name="T15">4</text:span><text:span text:style-name="T14">0</text:span></text:p>
            </table:table-cell>
          </table:table-row>
          <table:table-row table:style-name="Таблица1.1">
            <table:table-cell table:style-name="Таблица1.A1" office:value-type="string">
              <text:p text:style-name="P1" loext:marker-style-name="T14"><text:span text:style-name="T14">y</text:span><text:span text:style-name="T14"/></text:p>
            </table:table-cell>
            <table:table-cell table:style-name="Таблица1.A1" office:value-type="string">
              <text:p text:style-name="P1" loext:marker-style-name="T14"><text:span text:style-name="T14"><text:s/>3,7587</text:span></text:p>
            </table:table-cell>
            <table:table-cell table:style-name="Таблица1.A1" office:value-type="string">
              <text:p text:style-name="P1" loext:marker-style-name="T14"><text:span text:style-name="T14">4,1861</text:span></text:p>
            </table:table-cell>
            <table:table-cell table:style-name="Таблица1.A1" office:value-type="string">
              <text:p text:style-name="P1" loext:marker-style-name="T14"><text:span text:style-name="T14">4,9218</text:span></text:p>
            </table:table-cell>
            <table:table-cell table:style-name="Таблица1.A1" office:value-type="string">
              <text:p text:style-name="P1" loext:marker-style-name="T14"><text:span text:style-name="T14">5,3487</text:span></text:p>
            </table:table-cell>
            <table:table-cell table:style-name="Таблица1.A1" office:value-type="string">
              <text:p text:style-name="P1" loext:marker-style-name="T14"><text:span text:style-name="T14">5,9275</text:span></text:p>
            </table:table-cell>
            <table:table-cell table:style-name="Таблица1.A1" office:value-type="string">
              <text:p text:style-name="P1" loext:marker-style-name="T14"><text:span text:style-name="T14">6,4193</text:span></text:p>
            </table:table-cell>
            <table:table-cell table:style-name="Таблица1.A1" office:value-type="string">
              <text:p text:style-name="P1" loext:marker-style-name="T19"><text:span text:style-name="T14">7,0839</text:span></text:p>
            </table:table-cell>
          </table:table-row>
        </table:table>
        <text:p text:style-name="P10" loext:marker-style-name="T14"/>
        <text:p text:style-name="Standard" loext:marker-style-name="T14"><text:span text:style-name="T14">n = 6</text:span><text:span text:style-name="T14"/></text:p>
        <text:p text:style-name="P10" loext:marker-style-name="T14"/>
        <text:p text:style-name="Standard" loext:marker-style-name="T19"><text:span text:style-name="T19">Таблица конечных разностей:</text:span><text:span text:style-name="T19"/>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column table:style-name="Таблица2.B" table:number-columns-repeated="4"/>
          <table:table-column table:style-name="Таблица2.H"/>
          <table:table-row table:style-name="Таблица2.1">
            <table:table-cell table:style-name="Таблица2.A1" office:value-type="string">
              <text:p text:style-name="P1" loext:marker-style-name="T26"><text:span text:style-name="T14">x</text:span><text:span text:style-name="T26">i</text:span></text:p>
            </table:table-cell>
            <table:table-cell table:style-name="Таблица2.A1" office:value-type="string">
              <text:p text:style-name="P1" loext:marker-style-name="T14"><text:span text:style-name="T15">2</text:span><text:span text:style-name="T14">.10</text:span></text:p>
            </table:table-cell>
            <table:table-cell table:style-name="Таблица2.A1" office:value-type="string">
              <text:p text:style-name="P1" loext:marker-style-name="T14"><text:span text:style-name="T15">2.1</text:span><text:span text:style-name="T14">5</text:span></text:p>
            </table:table-cell>
            <table:table-cell table:style-name="Таблица2.A1" office:value-type="string">
              <text:p text:style-name="P14" loext:marker-style-name="T14"><text:span text:style-name="T14">2.20</text:span></text:p>
            </table:table-cell>
            <table:table-cell table:style-name="Таблица2.A1" office:value-type="string">
              <text:p text:style-name="P14" loext:marker-style-name="T14"><text:span text:style-name="T14">2.25</text:span></text:p>
            </table:table-cell>
            <table:table-cell table:style-name="Таблица2.A1" office:value-type="string">
              <text:p text:style-name="P14" loext:marker-style-name="T14"><text:span text:style-name="T14">2.30</text:span></text:p>
            </table:table-cell>
            <table:table-cell table:style-name="Таблица2.A1" office:value-type="string">
              <text:p text:style-name="P14" loext:marker-style-name="T14"><text:span text:style-name="T14">2.35</text:span></text:p>
            </table:table-cell>
            <table:table-cell table:style-name="Таблица2.A1" office:value-type="string">
              <text:p text:style-name="P1" loext:marker-style-name="T14"><text:span text:style-name="T14">2.</text:span><text:span text:style-name="T15">4</text:span><text:span text:style-name="T14">0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26"><text:span text:style-name="T14">y</text:span><text:span text:style-name="T26">i</text:span></text:p>
            </table:table-cell>
            <table:table-cell table:style-name="Таблица2.A1" office:value-type="string">
              <text:p text:style-name="P1" loext:marker-style-name="T14"><text:span text:style-name="T14"><text:s/>3,7587</text:span></text:p>
            </table:table-cell>
            <table:table-cell table:style-name="Таблица2.A1" office:value-type="string">
              <text:p text:style-name="P1" loext:marker-style-name="T14"><text:span text:style-name="T14">4,1861</text:span></text:p>
            </table:table-cell>
            <table:table-cell table:style-name="Таблица2.A1" office:value-type="string">
              <text:p text:style-name="P1" loext:marker-style-name="T14"><text:span text:style-name="T14">4,9218</text:span></text:p>
            </table:table-cell>
            <table:table-cell table:style-name="Таблица2.A1" office:value-type="string">
              <text:p text:style-name="P1" loext:marker-style-name="T14"><text:span text:style-name="T14">5,3487</text:span></text:p>
            </table:table-cell>
            <table:table-cell table:style-name="Таблица2.A1" office:value-type="string">
              <text:p text:style-name="P1" loext:marker-style-name="T14"><text:span text:style-name="T14">5,9275</text:span></text:p>
            </table:table-cell>
            <table:table-cell table:style-name="Таблица2.A1" office:value-type="string">
              <text:p text:style-name="P1" loext:marker-style-name="T14"><text:span text:style-name="T14">6,4193</text:span></text:p>
            </table:table-cell>
            <table:table-cell table:style-name="Таблица2.A1" office:value-type="string">
              <text:p text:style-name="P1" loext:marker-style-name="T19"><text:span text:style-name="T14">7,0839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4"><text:span text:style-name="T14">Δy</text:span><text:span text:style-name="T26">i</text:span></text:p>
            </table:table-cell>
            <table:table-cell table:style-name="Таблица2.A1" office:value-type="string">
              <text:p text:style-name="P14" loext:marker-style-name="T14"><text:span text:style-name="T14">0.4274</text:span></text:p>
            </table:table-cell>
            <table:table-cell table:style-name="Таблица2.A1" office:value-type="string">
              <text:p text:style-name="P14" loext:marker-style-name="T14"><text:span text:style-name="T14">0.7357</text:span></text:p>
            </table:table-cell>
            <table:table-cell table:style-name="Таблица2.A1" office:value-type="string">
              <text:p text:style-name="P14" loext:marker-style-name="T14"><text:span text:style-name="T14">0.4269</text:span></text:p>
            </table:table-cell>
            <table:table-cell table:style-name="Таблица2.A1" office:value-type="string">
              <text:p text:style-name="P14" loext:marker-style-name="T14"><text:span text:style-name="T14">0.5788</text:span></text:p>
            </table:table-cell>
            <table:table-cell table:style-name="Таблица2.A1" office:value-type="string">
              <text:p text:style-name="P14" loext:marker-style-name="T14"><text:span text:style-name="T14">0.4918</text:span></text:p>
            </table:table-cell>
            <table:table-cell table:style-name="Таблица2.A1" office:value-type="string">
              <text:p text:style-name="P14" loext:marker-style-name="T14"><text:span text:style-name="T14">0.6646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4"><text:span text:style-name="T14">Δ</text:span><text:span text:style-name="T28">2</text:span><text:span text:style-name="T14">yi</text:span></text:p>
            </table:table-cell>
            <table:table-cell table:style-name="Таблица2.A1" office:value-type="string">
              <text:p text:style-name="P15" loext:marker-style-name="T14"><text:span text:style-name="T14">0.3083</text:span></text:p>
            </table:table-cell>
            <table:table-cell table:style-name="Таблица2.A1" office:value-type="string">
              <text:p text:style-name="P1" loext:marker-style-name="T14"><text:span text:style-name="T14">-</text:span><text:span text:style-name="T16">0.3088</text:span></text:p>
            </table:table-cell>
            <table:table-cell table:style-name="Таблица2.A1" office:value-type="string">
              <text:p text:style-name="P15" loext:marker-style-name="T14"><text:span text:style-name="T14">0.1519</text:span></text:p>
            </table:table-cell>
            <table:table-cell table:style-name="Таблица2.A1" office:value-type="string">
              <text:p text:style-name="P1" loext:marker-style-name="T14"><text:span text:style-name="T14">-</text:span><text:span text:style-name="T16">0.087</text:span></text:p>
            </table:table-cell>
            <table:table-cell table:style-name="Таблица2.A1" office:value-type="string">
              <text:p text:style-name="P15" loext:marker-style-name="T14"><text:span text:style-name="T14">0.1728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4"><text:span text:style-name="T14">Δ</text:span><text:span text:style-name="T28">3</text:span><text:span text:style-name="T14">yi</text:span></text:p>
            </table:table-cell>
            <table:table-cell table:style-name="Таблица2.A1" office:value-type="string">
              <text:p text:style-name="P1" loext:marker-style-name="T14"><text:span text:style-name="T14">-</text:span><text:span text:style-name="T16">0.6171</text:span></text:p>
            </table:table-cell>
            <table:table-cell table:style-name="Таблица2.A1" office:value-type="string">
              <text:p text:style-name="P15" loext:marker-style-name="T14"><text:span text:style-name="T14">0.4607</text:span></text:p>
            </table:table-cell>
            <table:table-cell table:style-name="Таблица2.A1" office:value-type="string">
              <text:p text:style-name="P2" loext:marker-style-name="T14"><text:span text:style-name="T14">-</text:span><text:span text:style-name="T16">0.2389</text:span></text:p>
            </table:table-cell>
            <table:table-cell table:style-name="Таблица2.A1" office:value-type="string">
              <text:p text:style-name="P15" loext:marker-style-name="T14"><text:span text:style-name="T14">0.2598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4"><text:span text:style-name="T14">Δ</text:span><text:span text:style-name="T28">4</text:span><text:span text:style-name="T14">yi</text:span></text:p>
            </table:table-cell>
            <table:table-cell table:style-name="Таблица2.A1" office:value-type="string">
              <text:p text:style-name="P15" loext:marker-style-name="T14"><text:span text:style-name="T14">1.0778</text:span></text:p>
            </table:table-cell>
            <table:table-cell table:style-name="Таблица2.A1" office:value-type="string">
              <text:p text:style-name="P1" loext:marker-style-name="T14"><text:span text:style-name="T14">-</text:span><text:span text:style-name="T16">0.6996</text:span></text:p>
            </table:table-cell>
            <table:table-cell table:style-name="Таблица2.A1" office:value-type="string">
              <text:p text:style-name="P16" loext:marker-style-name="T14"><text:span text:style-name="T14">0.4987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4"><text:span text:style-name="T14">Δ</text:span><text:span text:style-name="T28">5</text:span><text:span text:style-name="T14">yi</text:span></text:p>
            </table:table-cell>
            <table:table-cell table:style-name="Таблица2.A1" office:value-type="string">
              <text:p text:style-name="P1" loext:marker-style-name="T14"><text:span text:style-name="T14">-</text:span><text:span text:style-name="T16">1.7774</text:span></text:p>
            </table:table-cell>
            <table:table-cell table:style-name="Таблица2.A1" office:value-type="string">
              <text:p text:style-name="P15" loext:marker-style-name="T14"><text:span text:style-name="T14">1.1983</text:span></text:p>
            </table:table-cell>
            <table:table-cell table:style-name="Таблица2.A1" office:value-type="string">
              <text:p text:style-name="P2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1" loext:marker-style-name="T14"><text:span text:style-name="T14">Δ</text:span><text:span text:style-name="T28">6</text:span><text:span text:style-name="T14">yi</text:span></text:p>
            </table:table-cell>
            <table:table-cell table:style-name="Таблица2.A1" office:value-type="string">
              <text:p text:style-name="P15" loext:marker-style-name="T19"><text:span text:style-name="T14">2.9757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2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  <table:table-cell table:style-name="Таблица2.A1" office:value-type="string">
              <text:p text:style-name="P1" loext:marker-style-name="T14"><text:span text:style-name="T14">-</text:span></text:p>
            </table:table-cell>
          </table:table-row>
        </table:table>
        <text:p text:style-name="P10" loext:marker-style-name="T14"/>
        <text:p text:style-name="P18" loext:marker-style-name="T14"><draw:frame draw:style-name="fr2" draw:name="Объект1" text:anchor-type="as-char" svg:width="4.12cm" svg:height="0.594cm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10" loext:marker-style-name="T14"/>
        <text:p text:style-name="P10" loext:marker-style-name="T14"/>
        <text:p text:style-name="Standard" loext:marker-style-name="T19"><text:span text:style-name="T14">X</text:span><text:span text:style-name="T27">1</text:span><text:span text:style-name="T19"> = 2,112</text:span></text:p>
        <text:p text:style-name="Standard" loext:marker-style-name="T19"><text:span text:style-name="T14">x</text:span><text:span text:style-name="T27">0 </text:span><text:span text:style-name="T19">&lt;= </text:span><text:span text:style-name="T14">X</text:span><text:span text:style-name="T27">1</text:span><text:span text:style-name="T19"> &lt;= </text:span><text:span text:style-name="T14">x</text:span><text:span text:style-name="T27">1 </text:span><text:span text:style-name="T19">=&gt; первая интерполяционная формула Ньютона</text:span></text:p>
        <text:p text:style-name="P11" loext:marker-style-name="T19"/>
        <text:p text:style-name="Standard" loext:marker-style-name="T14"><text:span text:style-name="T14">h = </text:span><text:span text:style-name="T16">2.15</text:span><text:span text:style-name="T14"> – </text:span><text:span text:style-name="T16">2</text:span><text:span text:style-name="T14">.10 = 0.</text:span><text:span text:style-name="T16">0</text:span><text:span text:style-name="T14">5</text:span></text:p>
        <text:p text:style-name="Standard" loext:marker-style-name="T14"><text:span text:style-name="T14">t = (x – x0) / h = (x – </text:span><text:span text:style-name="T16">2</text:span><text:span text:style-name="T14">.10) / 0.</text:span><text:span text:style-name="T16">0</text:span><text:span text:style-name="T14">5</text:span></text:p>
        <text:p text:style-name="P10" loext:marker-style-name="T14"/>
        <text:p text:style-name="P18" loext:marker-style-name="T14"><draw:frame draw:style-name="fr2" draw:name="Объект2" text:anchor-type="as-char" svg:width="26.155cm" svg:height="1.044cm" draw:z-index="1"><draw:object xlink:href="./Object 2" xlink:type="simple" xlink:show="embed" xlink:actuate="onLoad"/><draw:image xlink:href="./ObjectReplacements/Object 2" xlink:type="simple" xlink:show="embed" xlink:actuate="onLoad"/></draw:frame></text:p>
        <text:p text:style-name="P10" loext:marker-style-name="T14"/>
        <text:p text:style-name="Standard" loext:marker-style-name="T14"><text:span text:style-name="T14">x = 2,112=&gt; t = (2,112 – </text:span><text:span text:style-name="T16">2</text:span><text:span text:style-name="T14">.10) / 0.</text:span><text:span text:style-name="T16">0</text:span><text:span text:style-name="T14">5 = 0.</text:span><text:span text:style-name="T16">2</text:span><text:span text:style-name="T14">4</text:span></text:p>
        <text:p text:style-name="P10" loext:marker-style-name="T14"/>
        <text:p text:style-name="P19" loext:marker-style-name="T14"><text:span text:style-name="T14">N{2.112}= 3.645</text:span></text:p>
        <text:p text:style-name="Standard" loext:marker-style-name="T14"><text:span text:style-name="T8"/></text:p>
        <text:p text:style-name="P11" loext:marker-style-name="T19"/>
        <text:p text:style-name="Standard" loext:marker-style-name="T19"><text:span text:style-name="T14">X</text:span><text:span text:style-name="T27">2</text:span><text:span text:style-name="T19"> = 2,205</text:span></text:p>
        <text:p text:style-name="Standard" loext:marker-style-name="T19"><text:span text:style-name="T14">a</text:span><text:span text:style-name="T19"> = </text:span><text:span text:style-name="T14">x</text:span><text:span text:style-name="T27">3</text:span><text:span text:style-name="T19"> = </text:span><text:span text:style-name="T20">2.20</text:span></text:p>
        <text:p text:style-name="Standard" loext:marker-style-name="T19"><text:span text:style-name="T14">x</text:span><text:span text:style-name="T27">2 </text:span><text:span text:style-name="T19">&lt; </text:span><text:span text:style-name="T14">X</text:span><text:span text:style-name="T27">2</text:span><text:span text:style-name="T19"> &lt; </text:span><text:span text:style-name="T14">x</text:span><text:span text:style-name="T27">3 </text:span><text:span text:style-name="T19">=&gt; </text:span><text:span text:style-name="T14">X</text:span><text:span text:style-name="T27">2 </text:span><text:span text:style-name="T19">&lt; </text:span><text:span text:style-name="T14">a</text:span><text:span text:style-name="T19"> =&gt; вторая интерполяционная формула Гаусса</text:span></text:p>
        <text:p text:style-name="P11" loext:marker-style-name="T19"/>
        <text:p text:style-name="P20" loext:marker-style-name="T14"><text:span text:style-name="T14">h = </text:span><text:span text:style-name="T16">2.15</text:span><text:span text:style-name="T14"> – </text:span><text:span text:style-name="T16">2</text:span><text:span text:style-name="T14">.10 = 0.</text:span><text:span text:style-name="T16">0</text:span><text:span text:style-name="T14">5</text:span></text:p>
        <text:p text:style-name="P20" loext:marker-style-name="T14"><text:span text:style-name="T14">t = (x – x0) / h = (x – </text:span><text:span text:style-name="T16">2</text:span><text:span text:style-name="T14">.10) / 0.</text:span><text:span text:style-name="T16">0</text:span><text:span text:style-name="T14">5</text:span></text:p>
        <text:p text:style-name="P11" loext:marker-style-name="T19"/>
        <text:p text:style-name="Standard" loext:marker-style-name="T19"><text:span text:style-name="T19">Таблица конечных разностей:</text:span><text:span text:style-name="T19"/>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A"/>
          <table:table-column table:style-name="Таблица3.B" table:number-columns-repeated="4"/>
          <table:table-column table:style-name="Таблица3.H"/>
          <table:table-row table:style-name="Таблица3.1">
            <table:table-cell table:style-name="Таблица3.A1" office:value-type="string">
              <text:p text:style-name="P1" loext:marker-style-name="T14"><text:span text:style-name="T14">i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3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2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1</text:span><text:span text:style-name="T14"/></text:p>
            </table:table-cell>
            <table:table-cell table:style-name="Таблица3.E1" office:value-type="string">
              <text:p text:style-name="P1" loext:marker-style-name="T14"><text:span text:style-name="T14">0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1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2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3</text:span><text:span text:style-name="T14"/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26"><text:span text:style-name="T14">x</text:span><text:span text:style-name="T26">i</text:span></text:p>
            </table:table-cell>
            <table:table-cell table:style-name="Таблица3.A1" office:value-type="string">
              <text:p text:style-name="P1" loext:marker-style-name="T14"><text:span text:style-name="T15">2</text:span><text:span text:style-name="T14">.10</text:span></text:p>
            </table:table-cell>
            <table:table-cell table:style-name="Таблица3.A1" office:value-type="string">
              <text:p text:style-name="P1" loext:marker-style-name="T14"><text:span text:style-name="T15">2.1</text:span><text:span text:style-name="T14">5</text:span></text:p>
            </table:table-cell>
            <table:table-cell table:style-name="Таблица3.A1" office:value-type="string">
              <text:p text:style-name="P14" loext:marker-style-name="T14"><text:span text:style-name="T14">2.20</text:span></text:p>
            </table:table-cell>
            <table:table-cell table:style-name="Таблица3.E1" office:value-type="string">
              <text:p text:style-name="P14" loext:marker-style-name="T14"><text:span text:style-name="T14">2.25</text:span></text:p>
            </table:table-cell>
            <table:table-cell table:style-name="Таблица3.A1" office:value-type="string">
              <text:p text:style-name="P14" loext:marker-style-name="T14"><text:span text:style-name="T14">2.30</text:span></text:p>
            </table:table-cell>
            <table:table-cell table:style-name="Таблица3.A1" office:value-type="string">
              <text:p text:style-name="P14" loext:marker-style-name="T14"><text:span text:style-name="T14">2.35</text:span></text:p>
            </table:table-cell>
            <table:table-cell table:style-name="Таблица3.A1" office:value-type="string">
              <text:p text:style-name="P1" loext:marker-style-name="T14"><text:span text:style-name="T14">2.</text:span><text:span text:style-name="T15">4</text:span><text:span text:style-name="T14">0</text:span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26"><text:span text:style-name="T14">y</text:span><text:span text:style-name="T26">i</text:span></text:p>
            </table:table-cell>
            <table:table-cell table:style-name="Таблица3.A1" office:value-type="string">
              <text:p text:style-name="P1" loext:marker-style-name="T14"><text:span text:style-name="T14"><text:s/>3,7587</text:span></text:p>
            </table:table-cell>
            <table:table-cell table:style-name="Таблица3.A1" office:value-type="string">
              <text:p text:style-name="P1" loext:marker-style-name="T14"><text:span text:style-name="T14">4,1861</text:span></text:p>
            </table:table-cell>
            <table:table-cell table:style-name="Таблица3.A1" office:value-type="string">
              <text:p text:style-name="P1" loext:marker-style-name="T14"><text:span text:style-name="T14">4,9218</text:span></text:p>
            </table:table-cell>
            <table:table-cell table:style-name="Таблица3.E1" office:value-type="string">
              <text:p text:style-name="P21"><text:span text:style-name="T14">5,3487</text:span></text:p>
            </table:table-cell>
            <table:table-cell table:style-name="Таблица3.A1" office:value-type="string">
              <text:p text:style-name="P1" loext:marker-style-name="T14"><text:span text:style-name="T14">5,9275</text:span></text:p>
            </table:table-cell>
            <table:table-cell table:style-name="Таблица3.A1" office:value-type="string">
              <text:p text:style-name="P1" loext:marker-style-name="T14"><text:span text:style-name="T14">6,4193</text:span></text:p>
            </table:table-cell>
            <table:table-cell table:style-name="Таблица3.A1" office:value-type="string">
              <text:p text:style-name="P1" loext:marker-style-name="T19"><text:span text:style-name="T14">7,0839</text:span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14"><text:span text:style-name="T14">Δy</text:span><text:span text:style-name="T26">i</text:span></text:p>
            </table:table-cell>
            <table:table-cell table:style-name="Таблица3.A1" office:value-type="string">
              <text:p text:style-name="P14" loext:marker-style-name="T14"><text:span text:style-name="T14">0.4274</text:span></text:p>
            </table:table-cell>
            <table:table-cell table:style-name="Таблица3.A1" office:value-type="string">
              <text:p text:style-name="P14" loext:marker-style-name="T14"><text:span text:style-name="T14">0.7357</text:span></text:p>
            </table:table-cell>
            <table:table-cell table:style-name="Таблица3.A1" office:value-type="string">
              <text:p text:style-name="P22"><text:span text:style-name="T14">0.4269</text:span></text:p>
            </table:table-cell>
            <table:table-cell table:style-name="Таблица3.E1" office:value-type="string">
              <text:p text:style-name="P14" loext:marker-style-name="T14"><text:span text:style-name="T14">0.5788</text:span></text:p>
            </table:table-cell>
            <table:table-cell table:style-name="Таблица3.A1" office:value-type="string">
              <text:p text:style-name="P14" loext:marker-style-name="T14"><text:span text:style-name="T14">0.4918</text:span></text:p>
            </table:table-cell>
            <table:table-cell table:style-name="Таблица3.A1" office:value-type="string">
              <text:p text:style-name="P14" loext:marker-style-name="T14"><text:span text:style-name="T14">0.6646</text:span></text:p>
            </table:table-cell>
            <table:table-cell table:style-name="Таблица3.A1" office:value-type="string">
              <text:p text:style-name="P1" loext:marker-style-name="T14"><text:span text:style-name="T14">-</text:span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14"><text:span text:style-name="T14">Δ</text:span><text:span text:style-name="T28">2</text:span><text:span text:style-name="T14">yi</text:span></text:p>
            </table:table-cell>
            <table:table-cell table:style-name="Таблица3.A1" office:value-type="string">
              <text:p text:style-name="P15" loext:marker-style-name="T14"><text:span text:style-name="T14">0.3083</text:span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6">0.3088</text:span></text:p>
            </table:table-cell>
            <table:table-cell table:style-name="Таблица3.A1" office:value-type="string">
              <text:p text:style-name="P23"><text:span text:style-name="T14">0.1519</text:span></text:p>
            </table:table-cell>
            <table:table-cell table:style-name="Таблица3.E1" office:value-type="string">
              <text:p text:style-name="P1" loext:marker-style-name="T14"><text:span text:style-name="T14">-</text:span><text:span text:style-name="T16">0.087</text:span></text:p>
            </table:table-cell>
            <table:table-cell table:style-name="Таблица3.A1" office:value-type="string">
              <text:p text:style-name="P15" loext:marker-style-name="T14"><text:span text:style-name="T14">0.1728</text:span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14"><text:span text:style-name="T14">Δ</text:span><text:span text:style-name="T28">3</text:span><text:span text:style-name="T14">yi</text:span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6">0.6171</text:span></text:p>
            </table:table-cell>
            <table:table-cell table:style-name="Таблица3.A1" office:value-type="string">
              <text:p text:style-name="P23"><text:span text:style-name="T14">0.4607</text:span></text:p>
            </table:table-cell>
            <table:table-cell table:style-name="Таблица3.A1" office:value-type="string">
              <text:p text:style-name="P2" loext:marker-style-name="T14"><text:span text:style-name="T14">-</text:span><text:span text:style-name="T16">0.2389</text:span></text:p>
            </table:table-cell>
            <table:table-cell table:style-name="Таблица3.E1" office:value-type="string">
              <text:p text:style-name="P15" loext:marker-style-name="T14"><text:span text:style-name="T14">0.2598</text:span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14"><text:span text:style-name="T14">Δ</text:span><text:span text:style-name="T28">4</text:span><text:span text:style-name="T14">yi</text:span></text:p>
            </table:table-cell>
            <table:table-cell table:style-name="Таблица3.A1" office:value-type="string">
              <text:p text:style-name="P15" loext:marker-style-name="T14"><text:span text:style-name="T14">1.0778</text:span></text:p>
            </table:table-cell>
            <table:table-cell table:style-name="Таблица3.A1" office:value-type="string">
              <text:p text:style-name="P21"><text:span text:style-name="T14">-</text:span><text:span text:style-name="T16">0.6996</text:span></text:p>
            </table:table-cell>
            <table:table-cell table:style-name="Таблица3.A1" office:value-type="string">
              <text:p text:style-name="P16" loext:marker-style-name="T14"><text:span text:style-name="T14">0.4987</text:span></text:p>
            </table:table-cell>
            <table:table-cell table:style-name="Таблица3.E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</table:table-row>
          <text:soft-page-break/>
          <table:table-row table:style-name="Таблица3.1">
            <table:table-cell table:style-name="Таблица3.A1" office:value-type="string">
              <text:p text:style-name="P1" loext:marker-style-name="T14"><text:span text:style-name="T14">Δ</text:span><text:span text:style-name="T28">5</text:span><text:span text:style-name="T14">yi</text:span></text:p>
            </table:table-cell>
            <table:table-cell table:style-name="Таблица3.A1" office:value-type="string">
              <text:p text:style-name="P21"><text:span text:style-name="T14">-</text:span><text:span text:style-name="T16">1.7774</text:span></text:p>
            </table:table-cell>
            <table:table-cell table:style-name="Таблица3.A1" office:value-type="string">
              <text:p text:style-name="P15" loext:marker-style-name="T14"><text:span text:style-name="T14">1.1983</text:span></text:p>
            </table:table-cell>
            <table:table-cell table:style-name="Таблица3.A1" office:value-type="string">
              <text:p text:style-name="P2" loext:marker-style-name="T14"><text:span text:style-name="T14">-</text:span><text:span text:style-name="T14"/></text:p>
            </table:table-cell>
            <table:table-cell table:style-name="Таблица3.E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</table:table-row>
          <table:table-row table:style-name="Таблица3.1">
            <table:table-cell table:style-name="Таблица3.A1" office:value-type="string">
              <text:p text:style-name="P1" loext:marker-style-name="T14"><text:span text:style-name="T14">Δ</text:span><text:span text:style-name="T28">6</text:span><text:span text:style-name="T14">yi</text:span></text:p>
            </table:table-cell>
            <table:table-cell table:style-name="Таблица3.A1" office:value-type="string">
              <text:p text:style-name="P17" loext:marker-style-name="T19"><text:span text:style-name="T29">2.9757</text:span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2" loext:marker-style-name="T14"><text:span text:style-name="T14">-</text:span><text:span text:style-name="T14"/></text:p>
            </table:table-cell>
            <table:table-cell table:style-name="Таблица3.E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  <table:table-cell table:style-name="Таблица3.A1" office:value-type="string">
              <text:p text:style-name="P1" loext:marker-style-name="T14"><text:span text:style-name="T14">-</text:span><text:span text:style-name="T14"/></text:p>
            </table:table-cell>
          </table:table-row>
        </table:table>
        <text:p text:style-name="P10" loext:marker-style-name="T14"/>
        <text:p text:style-name="P18" loext:marker-style-name="T14"><draw:frame draw:style-name="fr2" draw:name="Объект4" text:anchor-type="as-char" svg:width="26.605cm" svg:height="1.044cm" draw:z-index="2"><draw:object xlink:href="./Object 4" xlink:type="simple" xlink:show="embed" xlink:actuate="onLoad"/><draw:image xlink:href="./ObjectReplacements/Object 4" xlink:type="simple" xlink:show="embed" xlink:actuate="onLoad"/></draw:frame></text:p>
        <text:p text:style-name="P10" loext:marker-style-name="T14"/>
        <text:p text:style-name="Standard" loext:marker-style-name="T14"><text:span text:style-name="T14">x = 2,205 =&gt; t = (2,205 – </text:span><text:span text:style-name="T17">2.20</text:span><text:span text:style-name="T14">) / 0.</text:span><text:span text:style-name="T17">0</text:span><text:span text:style-name="T14">5 = </text:span><text:span text:style-name="T17">0.1</text:span></text:p>
        <text:p text:style-name="P10" loext:marker-style-name="T14"/>
        <text:p text:style-name="P18" loext:marker-style-name="T14"><draw:frame draw:style-name="fr1" draw:name="Объект5" text:anchor-type="as-char" svg:y="-0.406cm" svg:width="0.945cm" svg:height="0.561cm" draw:z-index="3"><draw:object xlink:href="./Object 5" xlink:type="simple" xlink:show="embed" xlink:actuate="onLoad"/><draw:image xlink:href="./ObjectReplacements/Object 5" xlink:type="simple" xlink:show="embed" xlink:actuate="onLoad"/></draw:frame><text:s/><text:span text:style-name="T48">= 3487.05</text:span></text:p>
        <text:p text:style-name="Standard" loext:marker-style-name="T14"><text:span text:style-name="T14"/></text:p>
        <text:p text:style-name="P10" loext:marker-style-name="T14"/>
        <text:p text:style-name="P10" loext:marker-style-name="T14"/>
        <text:p text:style-name="P10" loext:marker-style-name="T14"/>
        <text:p text:style-name="P10" loext:marker-style-name="T14"/>
        <text:p text:style-name="P10" loext:marker-style-name="T14"/>
        <text:p text:style-name="P10" loext:marker-style-name="T14"/>
        <text:p text:style-name="P10" loext:marker-style-name="T14"/>
        <text:p text:style-name="P10" loext:marker-style-name="T14"/>
        <text:p text:style-name="P10" loext:marker-style-name="T14"/>
        <text:h text:style-name="P6" text:outline-level="1" loext:marker-style-name="T30"><text:span text:style-name="T14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378cm" fo:margin-right="2.378cm" fo:margin-top="0.106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3.574cm" fo:margin-top="0.032cm" fo:margin-bottom="0cm" style:contextual-spacing="false" fo:text-indent="-3.071cm" style:auto-text-indent="false"/>
    </style:style>
    <style:style style:name="Table_20_Paragraph" style:display-name="Table Paragraph" style:family="paragraph" style:parent-style-name="Standard">
      <style:paragraph-properties fo:margin-top="0.016cm" fo:margin-bottom="0cm" style:contextual-spacing="false" fo:line-height="0.381cm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ListLabel_20_1" style:display-name="ListLabel 1" style:family="text">
      <style:text-properties fo:font-size="14pt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fo:color="#333333" loext:opacity="100%" style:font-name="Courier New" fo:font-family="'Courier New'" style:font-family-generic="roman" style:font-pitch="variable" fo:font-size="10pt" fo:language="ru" fo:country="RU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7cm" fo:margin-left="1.482cm"/>
        </style:list-level-properties>
        <style:text-properties fo:font-family="Symbol" style:font-charset="x-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221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96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70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44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1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92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6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5.4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129">
        <style:list-level-properties text:list-level-position-and-space-mode="label-alignment">
          <style:list-level-label-alignment text:label-followed-by="listtab" fo:text-indent="-1.589cm" fo:margin-left="1.032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2.8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4.59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6.3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8.16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9.95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11.739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13.52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589cm" fo:margin-left="15.3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58">
        <style:list-level-properties text:list-level-position-and-space-mode="label-alignment">
          <style:list-level-label-alignment text:label-followed-by="listtab" fo:text-indent="-1.378cm" fo:margin-left="1.88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3.5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5.27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6.97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8.67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0.37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2.07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3.7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48">
        <style:list-level-properties text:list-level-position-and-space-mode="label-alignment">
          <style:list-level-label-alignment text:label-followed-by="listtab" fo:text-indent="-1.378cm" fo:margin-left="1.88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3.5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5.272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6.973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8.67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0.37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2.077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3.78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30">
        <style:list-level-properties text:list-level-position-and-space-mode="label-alignment">
          <style:list-level-label-alignment text:label-followed-by="listtab" fo:text-indent="-1.378cm" fo:margin-left="1.88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3.57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5.272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6.97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8.67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0.377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2.077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3.7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1.378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0">
        <style:list-level-properties text:list-level-position-and-space-mode="label-alignment">
          <style:list-level-label-alignment text:label-followed-by="listtab" fo:text-indent="-2.224cm" fo:margin-left="2.727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4.332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5.9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7.56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9.183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0.8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2.416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4.034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2.224cm" fo:margin-left="15.6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7">
        <style:list-level-properties text:list-level-position-and-space-mode="label-alignment">
          <style:list-level-label-alignment text:label-followed-by="listtab" fo:text-indent="-1.166cm" fo:margin-left="1.88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3.57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5.272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6.973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8.675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0.377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2.077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3.78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1.166cm" fo:margin-left="15.48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3">
        <style:list-level-properties text:list-level-position-and-space-mode="label-alignment">
          <style:list-level-label-alignment text:label-followed-by="listtab" fo:text-indent="-0.318cm" fo:margin-left="1.032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2.808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4.595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6.38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8.167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9.95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11.739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13.526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318cm" fo:margin-left="15.3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762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302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2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4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11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82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52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2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29cm" fo:margin-bottom="0.494cm" fo:margin-left="1.058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атолий Анищенко</meta:initial-creator>
    <meta:editing-cycles>23</meta:editing-cycles>
    <meta:creation-date>2024-02-20T15:26:00</meta:creation-date>
    <dc:date>2024-05-14T20:40:09.017432757</dc:date>
    <meta:editing-duration>P2DT23M8S</meta:editing-duration>
    <meta:generator>LibreOffice/24.2.3.2$Linux_X86_64 LibreOffice_project/4f88f79086d18691a72ac668802d5bc5b5a88122</meta:generator>
    <meta:document-statistic meta:table-count="3" meta:image-count="0" meta:object-count="4" meta:page-count="3" meta:paragraph-count="180" meta:word-count="286" meta:character-count="1279" meta:non-whitespace-character-count="1148"/>
    <meta:user-defined meta:name="AppVersion">16.0000</meta:user-defined>
    <meta:user-defined meta:name="Created" meta:value-type="date">2020-03-19T00:00:00</meta:user-defined>
    <meta:user-defined meta:name="Creator">Microsoft® Word для Office 365</meta:user-defined>
    <meta:user-defined meta:name="LastSaved" meta:value-type="date">2024-02-20T00:00:00</meta:user-defined>
    <meta:user-defined meta:name="Producer" meta:value-type="string">Microsoft® Word для Office 365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p>
        <mi>∆</mi>
        <mi>k</mi>
      </msup>
      <mrow>
        <msub>
          <mi>y</mi>
          <mi>i</mi>
        </msub>
        <mo stretchy="false">=</mo>
        <msup>
          <mi>∆</mi>
          <mrow>
            <mi>k</mi>
            <mo stretchy="false">−</mo>
            <mn>1</mn>
          </mrow>
        </msup>
      </mrow>
      <mrow>
        <msub>
          <mi>y</mi>
          <mrow>
            <mi>i</mi>
            <mo stretchy="false">+</mo>
            <mn>1</mn>
          </mrow>
        </msub>
        <mo stretchy="false">−</mo>
        <msup>
          <mi>∆</mi>
          <mrow>
            <mi>k</mi>
            <mo stretchy="false">−</mo>
            <mn>1</mn>
          </mrow>
        </msup>
      </mrow>
      <msub>
        <mi>y</mi>
        <mi>i</mi>
      </msub>
    </mrow>
    <annotation encoding="StarMath 5.0">{∆} ^ {k} {y} rsub {i} =  {∆} ^ {k-1} {y} rsub {i+1} -  {∆} ^ {k-1} {y} rsub {i}</annotation>
  </semantics>
</math>
</file>

<file path=Object 2/content.xml><?xml version="1.0" encoding="utf-8"?>
<math xmlns="http://www.w3.org/1998/Math/MathML" display="block">
  <semantics>
    <mrow>
      <msub>
        <mi>N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b>
            <mi>y</mi>
            <mn>0</mn>
          </msub>
          <mo stretchy="false">+</mo>
          <mi>t</mi>
        </mrow>
      </mrow>
      <mi>Δ</mi>
      <mrow>
        <msub>
          <mi>y</mi>
          <mn>0</mn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</mrow>
          <mrow>
            <mn>2</mn>
            <mi>!</mi>
          </mrow>
        </mfrac>
      </mrow>
      <msup>
        <mi>∆</mi>
        <mn>2</mn>
      </msup>
      <mrow>
        <msub>
          <mi>y</mi>
          <mn>0</mn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</mrow>
          <mrow>
            <mn>3</mn>
            <mi>!</mi>
          </mrow>
        </mfrac>
      </mrow>
      <msup>
        <mi>∆</mi>
        <mn>3</mn>
      </msup>
      <mrow>
        <msub>
          <mi>y</mi>
          <mn>0</mn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3</mn>
                </mrow>
              </mrow>
              <mo fence="true" form="postfix" stretchy="false">)</mo>
            </mrow>
          </mrow>
          <mrow>
            <mn>4</mn>
            <mi>!</mi>
          </mrow>
        </mfrac>
      </mrow>
      <msup>
        <mi>∆</mi>
        <mn>4</mn>
      </msup>
      <mrow>
        <msub>
          <mi>y</mi>
          <mn>0</mn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3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4</mn>
                </mrow>
              </mrow>
              <mo fence="true" form="postfix" stretchy="false">)</mo>
            </mrow>
          </mrow>
          <mrow>
            <mn>5</mn>
            <mi>!</mi>
          </mrow>
        </mfrac>
      </mrow>
      <msup>
        <mi>∆</mi>
        <mn>5</mn>
      </msup>
      <mrow>
        <msub>
          <mi>y</mi>
          <mn>0</mn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3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4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5</mn>
                </mrow>
              </mrow>
              <mo fence="true" form="postfix" stretchy="false">)</mo>
            </mrow>
          </mrow>
          <mrow>
            <mn>6</mn>
            <mi>!</mi>
          </mrow>
        </mfrac>
      </mrow>
      <msup>
        <mi>∆</mi>
        <mn>6</mn>
      </msup>
      <msub>
        <mi>y</mi>
        <mn>0</mn>
      </msub>
    </mrow>
    <annotation encoding="StarMath 5.0">{N} rsub {n} left (x right ) = {y} rsub {0} +t Δ {y} rsub {0} + {t(t-1)} over {2 !} {∆} ^ {2} {y} rsub {0} + {t(t-1)(t-2)} over {3 !} {∆} ^ {3} {y} rsub {0} + {t(t-1)(t-2)(t-3)} over {4 !} {∆} ^ {4} {y} rsub {0} + {t(t-1)(t-2)(t-3)(t-4)} over {5 !} {∆} ^ {5} {y} rsub {0} + {t(t-1)(t-2)(t-3)(t-4)(t-5)} over {6 !} {∆} ^ {6} {y} rsub {0}</annotation>
  </semantics>
</math>
</file>

<file path=Object 4/content.xml><?xml version="1.0" encoding="utf-8"?>
<math xmlns="http://www.w3.org/1998/Math/MathML" display="block">
  <semantics>
    <mrow>
      <msub>
        <mi>G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b>
            <mi>y</mi>
            <mn>0</mn>
          </msub>
          <mo stretchy="false">+</mo>
          <mi>t</mi>
        </mrow>
      </mrow>
      <mi>Δ</mi>
      <mrow>
        <msub>
          <mi>y</mi>
          <mrow>
            <mo stretchy="false">−</mo>
            <mn>1</mn>
          </mrow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</mrow>
          <mrow>
            <mn>2</mn>
            <mi>!</mi>
          </mrow>
        </mfrac>
      </mrow>
      <msup>
        <mi>∆</mi>
        <mn>2</mn>
      </msup>
      <mrow>
        <msub>
          <mi>y</mi>
          <mrow>
            <mo stretchy="false">−</mo>
            <mn>1</mn>
          </mrow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</mrow>
          <mrow>
            <mn>3</mn>
            <mi>!</mi>
          </mrow>
        </mfrac>
      </mrow>
      <msup>
        <mi>∆</mi>
        <mn>3</mn>
      </msup>
      <mrow>
        <msub>
          <mi>y</mi>
          <mrow>
            <mo stretchy="false">−</mo>
            <mn>2</mn>
          </mrow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+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</mrow>
          <mrow>
            <mn>4</mn>
            <mi>!</mi>
          </mrow>
        </mfrac>
      </mrow>
      <msup>
        <mi>∆</mi>
        <mn>4</mn>
      </msup>
      <mrow>
        <msub>
          <mi>y</mi>
          <mrow>
            <mo stretchy="false">−</mo>
            <mn>2</mn>
          </mrow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+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</mrow>
          <mrow>
            <mn>5</mn>
            <mi>!</mi>
          </mrow>
        </mfrac>
      </mrow>
      <msup>
        <mi>∆</mi>
        <mn>5</mn>
      </msup>
      <mrow>
        <msub>
          <mi>y</mi>
          <mrow>
            <mo stretchy="false">−</mo>
            <mn>3</mn>
          </mrow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+</mo>
                  <mn>3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+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</mrow>
          <mrow>
            <mn>6</mn>
            <mi>!</mi>
          </mrow>
        </mfrac>
      </mrow>
      <msup>
        <mi>∆</mi>
        <mn>6</mn>
      </msup>
      <msub>
        <mi>y</mi>
        <mrow>
          <mo stretchy="false">−</mo>
          <mn>3</mn>
        </mrow>
      </msub>
    </mrow>
    <annotation encoding="StarMath 5.0">{G} rsub {n} left (x right ) = {y} rsub {0} +t Δ {y} rsub {-1} + {t(t+1)} over {2 !} {∆} ^ {2} {y} rsub {-1} + {t(t+1)(t-1)} over {3 !} {∆} ^ {3} {y} rsub {-2} + {t(t+2)(t+1)(t-1)} over {4 !} {∆} ^ {4} {y} rsub {-2} + {t(t+2)(t+1)(t-1)(t-2)} over {5 !} {∆} ^ {5} {y} rsub {-3} + {t(t+3)(t+2)(t+1)(t-1)(t-2)} over {6 !} {∆} ^ {6} {y} rsub {-3}</annotation>
  </semantics>
</math>
</file>

<file path=Object 5/content.xml><?xml version="1.0" encoding="utf-8"?>
<math xmlns="http://www.w3.org/1998/Math/MathML" display="block">
  <semantics>
    <mrow>
      <msub>
        <mi>G</mi>
        <mn>6</mn>
      </msub>
      <mrow>
        <mo fence="true" form="prefix" stretchy="true">(</mo>
        <mrow>
          <mi>x</mi>
        </mrow>
        <mo fence="true" form="postfix" stretchy="true">)</mo>
      </mrow>
    </mrow>
    <annotation encoding="StarMath 5.0">{G} rsub {6} left (x right ) </annotation>
  </semantics>
</math>
</file>